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Standard">
      <style:paragraph-properties fo:margin-left="8.001cm" fo:margin-right="0cm" fo:margin-top="0cm" fo:margin-bottom="0cm" fo:text-indent="0cm" style:auto-text-indent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ext-input text:description="&lt;#=NOM#&gt;">NOM</text:text-input> 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3"><text:span text:style-name="texte"><text:span text:style-name="T1">Le </text:span></text:span><text:span text:style-name="texte"><text:span text:style-name="T1"><text:text-input text:description="&lt;#=TEST_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7"><text:span text:style-name="texte">Madame, Monsieur,</text:span></text:p>
      <text:p text:style-name="P7"><text:span text:style-name="texte">Test long </text:span><text:span text:style-name="texte"><text:span text:style-name="T1"><text:text-input text:description="&lt;#=TEST_LONG#&gt;">TEST_LONG</text:text-input></text:span></text:span></text:p>
      <text:p text:style-name="P7"><text:span text:style-name="texte">Test double </text:span><text:span text:style-name="texte"><text:span text:style-name="T1"><text:text-input text:description="&lt;#=TEST_DOUBLE#&gt;">TEST_DOUBLE</text:text-input></text:span></text:span></text:p>
      <text:p text:style-name="P7"><text:span text:style-name="texte">Test integer </text:span><text:span text:style-name="texte"><text:span text:style-name="T1"><text:text-input text:description="&lt;#=TEST_INTEGER#&gt;">TEST_INTEGER</text:text-input></text:span></text:span></text:p>
      <text:p text:style-name="P7"><text:span text:style-name="texte">Test boolean </text:span><text:span text:style-name="texte"><text:span text:style-name="T1"><text:text-input text:description="&lt;#=BOOLEAN_1#&gt;">BOOLEAN_1</text:text-input></text:span></text:span></text:p>
      <text:p text:style-name="P7"><text:span text:style-name="texte"><text:span text:style-name="T1">Test is </text:span></text:span><text:span text:style-name="texte"><text:span text:style-name="T1"><text:script script:language="KScript">&lt;#if  BOOLEAN_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_3 #&gt;</text:script></text:span></text:span><text:span text:style-name="texte"><text:span text:style-name="T3">boolean 3</text:span></text:span><text:span text:style-name="texte"><text:span text:style-name="T3"><text:script script:language="KScript">&lt;#endif#&gt;</text:script></text:span></text:span><text:span text:style-name="texte"><text:span text:style-name="T3"> </text:span></text:span></text:p>
      <text:p text:style-name="P6"><text:span text:style-name="texte"><text:span text:style-name="T1"><text:text-input text:description="&lt;#=COMMENTAIRE#&gt;">COMMENTAIRE</text:text-input></text:span></text:span></text:p>
      <text:p text:style-name="P5"><text:span text:style-name="texte"><text:span text:style-name="T1"/></text:span></text:p>
      <text:p text:style-name="P4"><text:span text:style-name="texte"><text:span text:style-name="T2"/></text:span></text:p>
      <text:p text:style-name="P1"><text:span text:style-name="texte">Je reste à votre disposition pour tout complément d’information.</text:span></text:p>
      <text:p text:style-name="P1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5z0" style:family="text">
      <style:text-properties style:font-name="Calibri" style:font-name-asian="Calibri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7z0" style:family="text">
      <style:text-properties style:font-name="Symbol" style:font-name-asian="Calibri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2z0" style:family="text">
      <style:text-properties style:font-name="Symbol" style:font-name-asian="Calibri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ugo bigot</meta:initial-creator>
    <meta:creation-date>2009-04-22T10:30:25.01</meta:creation-date>
    <dc:date>2009-07-10T11:19:26.88</dc:date>
    <meta:editing-duration>PT01H09M51S</meta:editing-duration>
    <meta:editing-cycles>15</meta:editing-cycles>
    <meta:generator>OpenOffice.org/3.1$Win32 OpenOffice.org_project/310m11$Build-9399</meta:generator>
    <meta:document-statistic meta:table-count="0" meta:image-count="0" meta:object-count="0" meta:page-count="1" meta:paragraph-count="13" meta:word-count="52" meta:character-count="365"/>
    <meta:user-defined meta:name="Info 1"/>
    <meta:user-defined meta:name="Info 2"/>
    <meta:user-defined meta:name="Info 3"/>
    <meta:user-defined meta:name="Info 4"/>
  </office:meta>
</office:document-meta>
</file>